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</style:style>
    <style:style style:name="gr3" style:family="graphic" style:parent-style-name="objectwithoutfill">
      <style:graphic-properties svg:stroke-width="0.106cm" svg:stroke-color="#0084d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728cm" fo:min-width="1.768cm"/>
    </style:style>
    <style:style style:name="gr6" style:family="graphic" style:parent-style-name="objectwithoutfill">
      <style:graphic-properties draw:stroke="dash" draw:stroke-dash="Dashed_20__28_var_29_" svg:stroke-width="0.106cm" svg:stroke-color="#ff9900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color="#009900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84d1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660066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699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99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5.637cm" svg:height="1.369cm" svg:x="1.072cm" svg:y="1.054cm">
            <draw:text-box>
              <text:p text:style-name="P1"><text:span text:style-name="T1">{</text:span><text:span text:style-name="T2">date</text:span><text:span text:style-name="T1">, ..., revs: [</text:span><text:span text:style-name="T3">latest</text:span><text:span text:style-name="T1">, </text:span><text:span text:style-name="T4">...</text:span><text:span text:style-name="T1">, </text:span><text:span text:style-name="T5">initial</text:span><text:span text:style-name="T1">]}</text:span></text:p>
            </draw:text-box>
          </draw:frame>
          <draw:frame draw:style-name="gr2" draw:text-style-name="P2" draw:layer="layout" svg:width="2.86cm" svg:height="1.352cm" svg:x="7.46cm" svg:y="6.23cm">
            <draw:text-box>
              <text:p text:style-name="P2"><text:span text:style-name="T6">latest</text:span></text:p>
            </draw:text-box>
          </draw:frame>
          <draw:g>
            <draw:path draw:style-name="gr3" draw:text-style-name="P3" draw:layer="layout" svg:width="2.536cm" svg:height="0.695cm" draw:transform="rotate (0.047996554429835) translate (7.57894705808578cm 3.81496525586666cm)" svg:viewBox="0 0 2537 696" svg:d="M0 576c1463-1363 2537 120 2537 120">
              <text:p/>
            </draw:path>
            <draw:path draw:style-name="gr4" draw:text-style-name="P3" draw:layer="layout" svg:width="2.536cm" svg:height="0.696cm" draw:transform="rotate (0.047996554429835) translate (7.60655227359767cm 4.39026810970827cm)" svg:viewBox="0 0 2537 697" svg:d="M0 0c1327 1494 2537 121 2537 121">
              <text:p/>
            </draw:path>
            <draw:frame draw:style-name="gr5" draw:text-style-name="P4" draw:layer="layout" svg:width="2.268cm" svg:height="0.978cm" draw:transform="rotate (0.0006981317007976) translate (7.904cm 3.888cm)">
              <draw:text-box>
                <text:p text:style-name="P4">undo</text:p>
              </draw:text-box>
            </draw:frame>
          </draw:g>
          <draw:line draw:style-name="gr6" draw:text-style-name="P3" draw:layer="layout" svg:x1="7.573cm" svg:y1="4.247cm" svg:x2="1.725cm" svg:y2="2.289cm">
            <text:p/>
          </draw:line>
          <draw:line draw:style-name="gr6" draw:text-style-name="P3" draw:layer="layout" svg:x1="10.208cm" svg:y1="4.222cm" svg:x2="15.931cm" svg:y2="2.39cm">
            <text:p/>
          </draw:line>
          <draw:line draw:style-name="gr6" draw:text-style-name="P3" draw:layer="layout" svg:x1="7.874cm" svg:y1="6.506cm" svg:x2="7.648cm" svg:y2="4.548cm">
            <text:p/>
          </draw:line>
          <draw:line draw:style-name="gr6" draw:text-style-name="P3" draw:layer="layout" svg:x1="9.932cm" svg:y1="6.481cm" svg:x2="10.108cm" svg:y2="4.57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6-03-05T19:04:34</meta:creation-date>
    <dc:date>2016-03-06T10:33:06</dc:date>
    <dc:creator>Vesa Karvonen</dc:creator>
    <meta:editing-duration>PT15H28M33S</meta:editing-duration>
    <meta:editing-cycles>4</meta:editing-cycles>
    <meta:generator>OpenOffice/4.1.2$Unix OpenOffice.org_project/412m3$Build-9782</meta:generator>
    <meta:document-statistic meta:object-count="11"/>
  </office:meta>
</office:document-meta>
</file>